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 style:parent-style-name="Standard" style:family="paragraph">
      <style:text-properties fo:language="nl" fo:country="NL"/>
    </style:style>
    <style:style style:name="P4" style:parent-style-name="Standard" style:family="paragraph">
      <style:text-properties fo:language="nl" fo:country="NL"/>
    </style:style>
    <style:style style:name="P5" style:parent-style-name="Standard" style:family="paragraph">
      <style:text-properties fo:language="nl" fo:country="NL"/>
    </style:style>
    <style:style style:name="P6" style:parent-style-name="Standard" style:family="paragraph">
      <style:text-properties fo:language="nl" fo:country="NL"/>
    </style:style>
    <style:style style:name="P7" style:parent-style-name="Standard" style:family="paragraph">
      <style:text-properties fo:language="nl" fo:country="NL"/>
    </style:style>
    <style:style style:name="P8" style:parent-style-name="Standard" style:family="paragraph">
      <style:text-properties fo:language="nl" fo:country="NL"/>
    </style:style>
    <style:style style:name="P9" style:parent-style-name="Standard" style:family="paragraph">
      <style:text-properties fo:language="nl" fo:country="NL"/>
    </style:style>
    <style:style style:name="P10"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ableColumn13" style:family="table-column">
      <style:table-column-properties style:column-width="2.2305in" style:use-optimal-column-width="false"/>
    </style:style>
    <style:style style:name="TableColumn14" style:family="table-column">
      <style:table-column-properties style:column-width="2.2312in" style:use-optimal-column-width="false"/>
    </style:style>
    <style:style style:name="TableColumn15" style:family="table-column">
      <style:table-column-properties style:column-width="2.2312in" style:use-optimal-column-width="false"/>
    </style:style>
    <style:style style:name="Table12" style:family="table">
      <style:table-properties style:width="6.693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15pt" style:font-size-asian="15pt" style:font-size-complex="15pt"/>
    </style:style>
    <style:style style:name="P58" style:parent-style-name="Standard" style:family="paragraph">
      <style:text-properties fo:font-weight="bold" style:font-weight-asian="bold" style:font-weight-complex="bold" fo:font-size="15pt" style:font-size-asian="15pt" style:font-size-complex="15pt"/>
    </style:style>
    <style:style style:name="P59" style:parent-style-name="Standard" style:family="paragraph">
      <style:text-properties fo:font-weight="bold" style:font-weight-asian="bold" style:font-weight-complex="bold" fo:font-size="15pt" style:font-size-asian="15pt" style:font-size-complex="15pt"/>
    </style:style>
    <style:style style:name="P60" style:parent-style-name="Standard" style:family="paragraph">
      <style:text-properties fo:font-weight="bold" style:font-weight-asian="bold" style:font-weight-complex="bold" fo:font-size="15pt" style:font-size-asian="15pt" style:font-size-complex="15pt"/>
    </style:style>
    <style:style style:name="P61" style:parent-style-name="Standard" style:family="paragraph">
      <style:text-properties fo:font-weight="bold" style:font-weight-asian="bold" style:font-weight-complex="bold" fo:font-size="15pt" style:font-size-asian="15pt" style:font-size-complex="15pt"/>
    </style:style>
    <style:style style:name="P62" style:parent-style-name="Standard" style:family="paragraph">
      <style:text-properties fo:font-weight="bold" style:font-weight-asian="bold" style:font-weight-complex="bold" fo:font-size="15pt" style:font-size-asian="15pt" style:font-size-complex="15pt"/>
    </style:style>
    <style:style style:name="P63" style:parent-style-name="Standard" style:family="paragraph">
      <style:text-properties fo:font-weight="bold" style:font-weight-asian="bold" style:font-weight-complex="bold" fo:font-size="15pt" style:font-size-asian="15pt" style:font-size-complex="15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P66" style:parent-style-name="Standard" style:family="paragraph">
      <style:text-properties fo:font-weight="bold" style:font-weight-asian="bold" style:font-weight-complex="bold" fo:font-size="15pt" style:font-size-asian="15pt" style:font-size-complex="15pt"/>
    </style:style>
    <style:style style:name="P67" style:parent-style-name="Standard" style:family="paragraph">
      <style:text-properties fo:font-weight="bold" style:font-weight-asian="bold" style:font-weight-complex="bold" fo:font-size="15pt" style:font-size-asian="15pt" style:font-size-complex="15pt"/>
    </style:style>
    <style:style style:name="P68" style:parent-style-name="Standard" style:family="paragraph">
      <style:text-properties fo:font-weight="bold" style:font-weight-asian="bold" style:font-weight-complex="bold" fo:font-size="15pt" style:font-size-asian="15pt" style:font-size-complex="15pt"/>
    </style:style>
    <style:style style:name="P69" style:parent-style-name="Standard" style:family="paragraph">
      <style:text-properties fo:font-weight="bold" style:font-weight-asian="bold" style:font-weight-complex="bold" fo:font-size="15pt" style:font-size-asian="15pt" style:font-size-complex="15pt"/>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P75" style:parent-style-name="Standard" style:family="paragraph">
      <style:text-properties fo:font-weight="bold" style:font-weight-asian="bold" style:font-weight-complex="bold" fo:font-size="15pt" style:font-size-asian="15pt" style:font-size-complex="15pt"/>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P78" style:parent-style-name="Standard" style:family="paragraph">
      <style:text-properties fo:font-weight="bold" style:font-weight-asian="bold" style:font-weight-complex="bold" fo:font-size="15pt" style:font-size-asian="15pt" style:font-size-complex="15pt"/>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4" style:parent-style-name="Standard" style:family="paragraph">
      <style:text-properties fo:font-style="italic" style:font-style-asian="italic" style:font-style-complex="italic" fo:font-size="10pt" style:font-size-asian="10pt" style:font-size-complex="10pt"/>
    </style:style>
    <style:style style:name="P85" style:parent-style-name="Standard" style:family="paragraph">
      <style:text-properties fo:font-style="italic" style:font-style-asian="italic" style:font-style-complex="italic" fo:font-size="10pt" style:font-size-asian="10pt" style:font-size-complex="10pt"/>
    </style:style>
    <style:style style:name="T86" style:parent-style-name="Absatz-Standardschriftart" style:family="text">
      <style:text-properties fo:font-style="italic" style:font-style-asian="italic" style:font-style-complex="italic" fo:font-size="10pt" style:font-size-asian="10pt" style:font-size-complex="10pt"/>
    </style:style>
    <style:style style:name="T87" style:parent-style-name="StrongEmphasis" style:family="text">
      <style:text-properties fo:font-weight="normal" style:font-weight-asian="normal" style:font-weight-complex="normal"/>
    </style:style>
    <style:style style:name="T88" style:parent-style-name="StrongEmphasis" style:family="text">
      <style:text-properties fo:font-weight="normal" style:font-weight-asian="normal" style:font-weight-complex="normal"/>
    </style:style>
    <style:style style:name="P89" style:parent-style-name="Standard" style:family="paragraph">
      <style:text-properties fo:font-style="italic" style:font-style-asian="italic" style:font-style-complex="italic" fo:font-size="10pt" style:font-size-asian="10pt" style:font-size-complex="10pt"/>
    </style:style>
    <style:style style:name="T90" style:parent-style-name="StrongEmphasis" style:family="text">
      <style:text-properties fo:font-weight="normal" style:font-weight-asian="normal" style:font-weight-complex="normal"/>
    </style:style>
    <style:style style:name="T91" style:parent-style-name="StrongEmphasis" style:family="text">
      <style:text-properties fo:font-weight="normal" style:font-weight-asian="normal" style:font-weight-complex="normal"/>
    </style:style>
    <style:style style:name="P92" style:parent-style-name="Standard" style:family="paragraph">
      <style:text-properties fo:font-style="italic" style:font-style-asian="italic" style:font-style-complex="italic" fo:font-size="10pt" style:font-size-asian="10pt" style:font-size-complex="10pt"/>
    </style:style>
    <style:style style:name="P93" style:parent-style-name="Standard" style:family="paragraph">
      <style:text-properties fo:font-style="italic" style:font-style-asian="italic" style:font-style-complex="italic" fo:font-size="10pt" style:font-size-asian="10pt" style:font-size-complex="10pt"/>
    </style:style>
    <style:style style:name="P94" style:parent-style-name="Standard" style:family="paragraph">
      <style:text-properties fo:font-style="italic" style:font-style-asian="italic" style:font-style-complex="italic" fo:font-size="10pt" style:font-size-asian="10pt" style:font-size-complex="10pt"/>
    </style:style>
    <style:style style:name="P95" style:parent-style-name="Standard" style:family="paragraph">
      <style:text-properties fo:font-weight="bold" style:font-weight-asian="bold" style:font-weight-complex="bold" fo:font-style="italic" style:font-style-asian="italic" style:font-style-complex="italic"/>
    </style:style>
    <style:style style:name="P96" style:parent-style-name="Standard" style:family="paragraph">
      <style:text-properties fo:font-weight="bold" style:font-weight-asian="bold" style:font-weight-complex="bold" fo:font-style="italic" style:font-style-asian="italic" style:font-style-complex="italic"/>
    </style:style>
    <style:style style:name="T97" style:parent-style-name="StrongEmphasis" style:family="text">
      <style:text-properties fo:font-weight="normal" style:font-weight-asian="normal" style:font-weight-complex="normal"/>
    </style:style>
    <style:style style:name="P98" style:parent-style-name="Standard" style:family="paragraph">
      <style:text-properties fo:font-style="italic" style:font-style-asian="italic" style:font-style-complex="italic" fo:font-size="10pt" style:font-size-asian="10pt" style:font-size-complex="10pt"/>
    </style:style>
    <style:style style:name="P99" style:parent-style-name="Standard" style:family="paragraph">
      <style:text-properties fo:font-style="italic" style:font-style-asian="italic" style:font-style-complex="italic" fo:font-size="10pt" style:font-size-asian="10pt" style:font-size-complex="10pt"/>
    </style:style>
    <style:style style:name="P100" style:parent-style-name="Standard" style:family="paragraph">
      <style:text-properties fo:font-style="italic" style:font-style-asian="italic" style:font-style-complex="italic"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JO News Video Spezial</text:p>
      <text:p text:style-name="Standard"/>
      <text:p text:style-name="P2">Arbeitsaufteilung und Requisiten</text:p>
      <text:p text:style-name="Standard"/>
      <text:p text:style-name="Standard"><draw:frame draw:z-index="251658240" draw:id="id0" draw:style-name="a0" draw:name="Textrahmen 1" text:anchor-type="paragraph" svg:x="2.65906in" svg:y="0.06102in" svg:width="4.27083in" svg:height="2.66667in" style:rel-width="scale" style:rel-height="scale"><draw:text-box><text:p text:style-name="P3">Requisiten:</text:p><text:p text:style-name="P4"/><text:p text:style-name="P5">- Greenscreen</text:p><text:p text:style-name="P6">- Greenscreenständer</text:p><text:p text:style-name="P7">- Lavaliermikrofon</text:p><text:p text:style-name="P8">- Windschutz</text:p><text:p text:style-name="P9">- Laptop</text:p><text:p text:style-name="Standard">- Kamera</text:p><text:p text:style-name="Standard">- Tisch</text:p></draw:text-box><svg:title/><svg:desc/></draw:frame>Oskar:</text:p>
      <text:p text:style-name="Standard">- Schnitt</text:p>
      <text:p text:style-name="Standard">- Kamera</text:p>
      <text:p text:style-name="Standard">- Ton</text:p>
      <text:p text:style-name="Standard">- Regie</text:p>
      <text:p text:style-name="Standard">- Themen</text:p>
      <text:p text:style-name="Standard"/>
      <text:p text:style-name="Standard">Julian:</text:p>
      <text:p text:style-name="Standard">-<text:s/>Requisiten</text:p>
      <text:p text:style-name="Standard">- Kostüm</text:p>
      <text:p text:style-name="Standard">- Moderation</text:p>
      <text:p text:style-name="Standard">- Regie</text:p>
      <text:p text:style-name="Standard">- Themen</text:p>
      <text:p text:style-name="Standard">- Skript</text:p>
      <text:p text:style-name="Standard">- Protokoll</text:p>
      <text:p text:style-name="P10"/>
      <text:p text:style-name="P11">Zeitaufteilung</text:p>
      <text:p text:style-name="Standard"/>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TableContents">Tag</text:p>
          </table:table-cell>
          <table:table-cell table:style-name="TableCell18">
            <text:p text:style-name="TableContents">Wie Lange</text:p>
          </table:table-cell>
          <table:table-cell table:style-name="TableCell19">
            <text:p text:style-name="TableContents">Für Was</text:p>
          </table:table-cell>
        </table:table-row>
        <table:table-row table:style-name="TableRow20">
          <table:table-cell table:style-name="TableCell21">
            <text:p text:style-name="TableContents">24.3.2022</text:p>
          </table:table-cell>
          <table:table-cell table:style-name="TableCell22">
            <text:p text:style-name="TableContents">30 min</text:p>
          </table:table-cell>
          <table:table-cell table:style-name="TableCell23">
            <text:p text:style-name="TableContents">Planung: Aufbau, Requisiten, Arbeitsaufteilung</text:p>
          </table:table-cell>
        </table:table-row>
        <table:table-row table:style-name="TableRow24">
          <table:table-cell table:style-name="TableCell25">
            <text:p text:style-name="TableContents">31.3.2022</text:p>
          </table:table-cell>
          <table:table-cell table:style-name="TableCell26">
            <text:p text:style-name="TableContents">45 min</text:p>
          </table:table-cell>
          <table:table-cell table:style-name="TableCell27">
            <text:p text:style-name="TableContents">Planung: Aufbau, Requisiten,<text:s/>Arbeitsaufteilung</text:p>
            <text:p text:style-name="TableContents">Üben: Schnitt</text:p>
            <text:p text:style-name="TableContents">Anfang: Skript</text:p>
          </table:table-cell>
        </table:table-row>
        <table:table-row table:style-name="TableRow28">
          <table:table-cell table:style-name="TableCell29">
            <text:p text:style-name="TableContents">7.4.2022</text:p>
          </table:table-cell>
          <table:table-cell table:style-name="TableCell30">
            <text:p text:style-name="TableContents">70 min</text:p>
          </table:table-cell>
          <table:table-cell table:style-name="TableCell31">
            <text:p text:style-name="TableContents">Intro, Logo,<text:s/>Skript und Planung Aufbau von Greenscreen und Co</text:p>
          </table:table-cell>
        </table:table-row>
        <table:table-row table:style-name="TableRow32">
          <table:table-cell table:style-name="TableCell33">
            <text:p text:style-name="TableContents">5.5.2022</text:p>
          </table:table-cell>
          <table:table-cell table:style-name="TableCell34">
            <text:p text:style-name="TableContents">210 min</text:p>
          </table:table-cell>
          <table:table-cell table:style-name="TableCell35">
            <text:p text:style-name="TableContents">Skript und Aufnahme</text:p>
          </table:table-cell>
        </table:table-row>
        <table:table-row table:style-name="TableRow36">
          <table:table-cell table:style-name="TableCell37">
            <text:p text:style-name="TableContents"/>
          </table:table-cell>
          <table:table-cell table:style-name="TableCell38">
            <text:p text:style-name="TableContents"/>
          </table:table-cell>
          <table:table-cell table:style-name="TableCell39">
            <text:p text:style-name="TableContents"/>
          </table:table-cell>
        </table:table-row>
        <table:table-row table:style-name="TableRow40">
          <table:table-cell table:style-name="TableCell41">
            <text:p text:style-name="TableContents"/>
          </table:table-cell>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
          </table:table-cell>
          <table:table-cell table:style-name="TableCell46">
            <text:p text:style-name="TableContents"/>
          </table:table-cell>
          <table:table-cell table:style-name="TableCell47">
            <text:p text:style-name="TableContents"/>
          </table:table-cell>
        </table:table-row>
        <table:table-row table:style-name="TableRow48">
          <table:table-cell table:style-name="TableCell49">
            <text:p text:style-name="TableContents"/>
          </table:table-cell>
          <table:table-cell table:style-name="TableCell50">
            <text:p text:style-name="TableContents"/>
          </table:table-cell>
          <table:table-cell table:style-name="TableCell51">
            <text:p text:style-name="TableContents"/>
          </table:table-cell>
        </table:table-row>
        <table:table-row table:style-name="TableRow52">
          <table:table-cell table:style-name="TableCell53">
            <text:p text:style-name="TableContents"/>
          </table:table-cell>
          <table:table-cell table:style-name="TableCell54">
            <text:p text:style-name="TableContents"/>
          </table:table-cell>
          <table:table-cell table:style-name="TableCell55">
            <text:p text:style-name="TableContents"/>
          </table:table-cell>
        </table:table-row>
      </table:table>
      <text:p text:style-name="Standard"/>
      <text:p text:style-name="Standard"/>
      <text:p text:style-name="Standard"/>
      <text:p text:style-name="Standard"/>
      <text:p text:style-name="P56">Aufbau:</text:p>
      <text:p text:style-name="Standard"/>
      <text:p text:style-name="Standard">Intro</text:p>
      <text:p text:style-name="Standard">Begrüßung</text:p>
      <text:p text:style-name="Standard">Sandstürme im Irak</text:p>
      <text:soft-page-break/>
      <text:p text:style-name="Standard">Starke Inflation in der Türkei</text:p>
      <text:p text:style-name="Standard">Ukraine Krieg</text:p>
      <text:p text:style-name="Standard">Coronazahlen</text:p>
      <text:p text:style-name="Standard">Lottozahlen</text:p>
      <text:p text:style-name="Standard">Wetter</text:p>
      <text:p text:style-name="Standard">Verabschiedung</text:p>
      <text:p text:style-name="Standard"/>
      <text:p text:style-name="P57">Zusammenfassung</text:p>
      <text:p text:style-name="P58"/>
      <text:p text:style-name="Standard">a) Wir haben uns für diese Themen entschieden weil wir es mögen aktuelle, bedeutende und wahre Nachrichten zu machen. Wir machen in unserer Freizeit auch Nachrichten und mögen es nicht, wie in manch anderen Nachrichtensendungen, uns viele unwichtige Nachrichten zu überlegen damit wir eine Nachrichtensendung auf bis zu 20 Minuten strecken können.</text:p>
      <text:p text:style-name="Standard"/>
      <text:p text:style-name="Standard">b) Wir haben es auf diese Weise hergestellt weil wir eine professionelle Nachrichtensendung machen wollten wie z.B. bei der Tagesschau oder dem Heute Journal.</text:p>
      <text:p text:style-name="Standard"/>
      <text:p text:style-name="Standard">c) siehe oben</text:p>
      <text:p text:style-name="Standard"/>
      <text:p text:style-name="Standard">d) wir haben uns für diese Arbeitsaufteilung entschieden da Oskar besser Schneiden kann und da ich in unseren Hobbymäßigen Nachrichtensendungen auch Moderiere, mir Themen überlege und das Skript schreibe</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Skript</text:p>
      <text:p text:style-name="Standard"/>
      <text:p text:style-name="P84">Intro</text:p>
      <text:p text:style-name="Standard"/>
      <text:p text:style-name="P85">Begrüßung</text:p>
      <text:p text:style-name="Standard">Guten Tag und Herzlich willkommen bei dem JO News Video Spezial vom 5.5.2022</text:p>
      <text:p text:style-name="Standard"/>
      <text:p text:style-name="Standard"><text:span text:style-name="T86">Sandstürme im Irak</text:span></text:p>
      <text:p text:style-name="Textbody"><text:span text:style-name="T87">Sandstürme waren schon früher im Irak nicht selten - doch auch wegen des Klimawandels gibt es sie immer öfter und<text:s/></text:span><text:span text:style-name="T88">heftiger. So wie momentan. Hunderte Menschen mussten deshalb in Krankenhäusern behandelt werden</text:span>. Allein in der Provinz Al-Anbar westlich von Bagdad wurden mehr als 700 Menschen in Kliniken eingeliefert, wie die staatliche Nachrichtenagentur INA unter Berufung auf Behördenangaben berichtete. Laut INA wurden offiziell mindestens 1850 Fälle registriert.</text:p>
      <text:p text:style-name="P89">Starke Inflation in der Türkei</text:p>
      <text:p text:style-name="Textbody"><text:span text:style-name="T90">In der Türkei ist die Inflationsrate abermals kräftig gestiegen. Im April lagen die Verbraucherpreise knapp 70 Prozent höher als</text:span><text:span text:style-name="T91"><text:s/>ein Jahr zuvor. Die Erzeugerpreise verdoppelten sich im selben Zeitraum.</text:span></text:p>
      <text:p text:style-name="Textbody">Die Verbraucherpreise in der Türkei sind im April so stark gestiegen wie seit 20 Jahren nicht mehr. Waren und Dienstleistungen kosteten durchschnittlich 69,97 Prozent mehr als ein Jahr zuvor, wie das Statistikamt mitteilte. Dazu trugen steigende Öl- und Rohstoffpreise infolge des russischen Krieges gegen die Ukraine ebenso bei wie die Abwertung der Landeswährung Lira, durch die Importe teurer werden. Zum Vergleich: Die Inflationsrate<text:s/>in Deutschland lag im April bei 7,4 Prozent, was der höchste Stand seit 1981 ist.</text:p>
      <text:p text:style-name="P92">Ukraine Krieg</text:p>
      <text:p text:style-name="Standard">Die EU plant ein Öl Embargo gegen Russland doch das könnte sehr viele folgen für uns haben. Zum Beispiel könnten andere Öl Anbieter ihre Preise in die Luft steigen lassen da es keine günstigere Möglichkeit mehr gibt bedeutet das die Öl Preise noch höher steigen könnten. Für EU Länder gilt eine frisst die Besagt das Alle EU Länder bis in 8 Monaten ihren Öl Gewinn aus Russland auf 0% herunterfahren.</text:p>
      <text:p text:style-name="P93"/>
      <text:p text:style-name="P94">Coronazahlen</text:p>
      <text:p text:style-name="Standard">Die Coronamaßnamen wurden trotz hoher Inzidenz gelockert… viele finden es gut doch viele haben immer größere Bedenken dass sie sich selbst auch anstecken könnten… Wir haben Leute dazu befragt.</text:p>
      <text:p text:style-name="P95"/>
      <text:p text:style-name="P96">Video</text:p>
      <text:p text:style-name="Standard"/>
      <text:p text:style-name="Standard">Die heutige 7 Tage Inzidenz liegt bei 566,8 das ist ein<text:s/>Anstieg von 259,2 zu der 7 Tage Inzidenz letzten Donnerstags. Die Neuinfektionen innerhalb eines Tages liegen bei<text:s/><text:span text:style-name="T97">96.167</text:span>.</text:p>
      <text:p text:style-name="Standard"/>
      <text:p text:style-name="P98">Lottozahlen</text:p>
      <text:p text:style-name="Standard">Die Lottozahlen vom Mittwoch<text:s/>sind: 3, 4, 11, 31, 41, 49 Superzahl: 2</text:p>
      <text:p text:style-name="Standard"/>
      <text:p text:style-name="Standard">Alle Angaben wie immer ohne Gewähr.</text:p>
      <text:p text:style-name="Standard">Weitere Gewinnzahlen finden sie auf<text:s/><text:a xlink:href="http://lotto.jonews.gq/" office:target-frame-name="_top" xlink:show="replace">lotto.</text:a><text:a xlink:href="http://lotto.jonews.gq/" office:target-frame-name="_top" xlink:show="replace">jonews.</text:a>de.</text:p>
      <text:p text:style-name="Standard"/>
      <text:p text:style-name="Standard">Stand: 5.5.2022 0.00 Uhr</text:p>
      <text:p text:style-name="Standard"/>
      <text:p text:style-name="P99">Wetter</text:p>
      <text:p text:style-name="Standard"/>
      <text:p text:style-name="Standard">Am Freitag wird es meist leicht bewölkt doch auch Sonne kommt an den meisten Orten raus. Auch die Temperaturen liegen bei den meisten Gebieten zwischen 19°C und 21°C.</text:p>
      <text:p text:style-name="Standard"/>
      <text:p text:style-name="Standard">Am Samstag wird es an vielen Orten leicht bewölkt doch in vielen Orten, vor allem im norden wird<text:s/>es auch regnen. Auch hier liegen die Temperaturen in den meisten Gebieten zwischen 18°C und 22°C.</text:p>
      <text:p text:style-name="Standard">Am Sonntag wird es im Norden meist Sonnig doch im Süden wird es leider meist regnerisch. Die Temperaturen hier liegen jedoch auch in den meisten Gebieten zwischen 17°C und 21°C</text:p>
      <text:p text:style-name="Standard"/>
      <text:p text:style-name="P100">Verabschiedung</text:p>
      <text:p text:style-name="Standard">Damit verabschieden wir uns von ihnen. Vielen dank fürs zusehen, bleiben sie gesund und bis zum nächsten mal bei den JO New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rvorhebung" style:display-name="Hervorhebu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skar Wiedrich</dc:creator>
    <meta:creation-date>2022-03-31T13:41:00Z</meta:creation-date>
    <dc:date>2022-05-13T14:19:00Z</dc:date>
    <meta:template xlink:href="Normal.dotm" xlink:type="simple"/>
    <meta:editing-cycles>1</meta:editing-cycles>
    <meta:editing-duration>PT0S</meta:editing-duration>
    <meta:document-statistic meta:page-count="4" meta:paragraph-count="9" meta:word-count="680" meta:character-count="4550" meta:row-count="32" meta:non-whitespace-character-count="3879"/>
  </office:meta>
</office:document-meta>
</file>